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62c" officeooo:paragraph-rsid="0012462c"/>
    </style:style>
    <style:style style:name="P2" style:family="paragraph" style:parent-style-name="Standard">
      <style:text-properties officeooo:rsid="0012462c" officeooo:paragraph-rsid="0012462c"/>
    </style:style>
    <style:style style:name="T1" style:family="text">
      <style:text-properties officeooo:rsid="0012462c"/>
    </style:style>
    <style:style style:name="T2" style:family="text">
      <style:text-properties officeooo:rsid="0014d5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>Part 1</text:p>
      <text:p text:style-name="P1"/>
      <text:p text:style-name="P1"/>
      <text:p text:style-name="P1">https://www.useloom.com/share/2b83c90c6fdc4a2894718d1dae102550</text:p>
      <text:p text:style-name="P1"/>
      <text:p text:style-name="Standard"/>
      <text:p text:style-name="Standard"/>
      <text:p text:style-name="P1">part <text:span text:style-name="T2">2</text:span></text:p>
      <text:p text:style-name="P1"/>
      <text:p text:style-name="P1">https://www.useloom.com/share/74a714798ac44fe4adf85bccbadb3934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6:18:51.642869334</meta:creation-date>
    <dc:date>2019-02-01T17:15:51.933197861</dc:date>
    <meta:editing-duration>PT13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" meta:character-count="136" meta:non-whitespace-character-count="134"/>
  </office:meta>
</office:document-meta>
</file>